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094064" calcext:value-type="float">
            <text:p>6094064</text:p>
          </table:table-cell>
          <table:table-cell table:formula="of:=ROUND([.B1]/[.A1];0)" office:value-type="float" office:value="26612" calcext:value-type="float">
            <text:p>266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277124" calcext:value-type="float">
            <text:p>7277124</text:p>
          </table:table-cell>
          <table:table-cell table:formula="of:=ROUND([.B2]/[.A2];0)" office:value-type="float" office:value="27461" calcext:value-type="float">
            <text:p>274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2542" calcext:value-type="float">
            <text:p>532542</text:p>
          </table:table-cell>
          <table:table-cell table:formula="of:=ROUND([.B3]/[.A3];0)" office:value-type="float" office:value="38039" calcext:value-type="float">
            <text:p>380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5160" calcext:value-type="float">
            <text:p>1125160</text:p>
          </table:table-cell>
          <table:table-cell table:formula="of:=ROUND([.B4]/[.A4];0)" office:value-type="float" office:value="48920" calcext:value-type="float">
            <text:p>489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5241" calcext:value-type="float">
            <text:p>2785241</text:p>
          </table:table-cell>
          <table:table-cell table:formula="of:=ROUND([.B5]/[.A5];0)" office:value-type="float" office:value="107125" calcext:value-type="float">
            <text:p>1071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9628" calcext:value-type="float">
            <text:p>2459628</text:p>
          </table:table-cell>
          <table:table-cell table:formula="of:=ROUND([.B6]/[.A6];0)" office:value-type="float" office:value="84815" calcext:value-type="float">
            <text:p>848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3355" calcext:value-type="float">
            <text:p>1283355</text:p>
          </table:table-cell>
          <table:table-cell table:formula="of:=ROUND([.B7]/[.A7];0)" office:value-type="float" office:value="32084" calcext:value-type="float">
            <text:p>320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28756" calcext:value-type="float">
            <text:p>1128756</text:p>
          </table:table-cell>
          <table:table-cell table:formula="of:=ROUND([.B8]/[.A8];0)" office:value-type="float" office:value="28942" calcext:value-type="float">
            <text:p>289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48643" calcext:value-type="float">
            <text:p>1248643</text:p>
          </table:table-cell>
          <table:table-cell table:formula="of:=ROUND([.B9]/[.A9];0)" office:value-type="float" office:value="59459" calcext:value-type="float">
            <text:p>594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7359" calcext:value-type="float">
            <text:p>957359</text:p>
          </table:table-cell>
          <table:table-cell table:formula="of:=ROUND([.B10]/[.A10];0)" office:value-type="float" office:value="39890" calcext:value-type="float">
            <text:p>398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2765" calcext:value-type="float">
            <text:p>1022765</text:p>
          </table:table-cell>
          <table:table-cell table:formula="of:=ROUND([.B11]/[.A11];0)" office:value-type="float" office:value="42615" calcext:value-type="float">
            <text:p>426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9684" calcext:value-type="float">
            <text:p>959684</text:p>
          </table:table-cell>
          <table:table-cell table:formula="of:=ROUND([.B12]/[.A12];0)" office:value-type="float" office:value="39987" calcext:value-type="float">
            <text:p>3998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473819" calcext:value-type="float">
            <text:p>9473819</text:p>
          </table:table-cell>
          <table:table-cell table:formula="of:=ROUND([.B13]/[.A13];0)" office:value-type="float" office:value="35350" calcext:value-type="float">
            <text:p>353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38461" calcext:value-type="float">
            <text:p>3538461</text:p>
          </table:table-cell>
          <table:table-cell table:formula="of:=ROUND([.B14]/[.A14];0)" office:value-type="float" office:value="95634" calcext:value-type="float">
            <text:p>956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27795" calcext:value-type="float">
            <text:p>2627795</text:p>
          </table:table-cell>
          <table:table-cell table:formula="of:=ROUND([.B15]/[.A15];0)" office:value-type="float" office:value="69153" calcext:value-type="float">
            <text:p>691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00018" calcext:value-type="float">
            <text:p>1700018</text:p>
          </table:table-cell>
          <table:table-cell table:formula="of:=ROUND([.B16]/[.A16];0)" office:value-type="float" office:value="65385" calcext:value-type="float">
            <text:p>65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9061" calcext:value-type="float">
            <text:p>709061</text:p>
          </table:table-cell>
          <table:table-cell table:formula="of:=ROUND([.B17]/[.A17];0)" office:value-type="float" office:value="118177" calcext:value-type="float">
            <text:p>118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63109" calcext:value-type="float">
            <text:p>1763109</text:p>
          </table:table-cell>
          <table:table-cell table:formula="of:=ROUND([.B18]/[.A18];0)" office:value-type="float" office:value="88155" calcext:value-type="float">
            <text:p>88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6929" calcext:value-type="float">
            <text:p>1276929</text:p>
          </table:table-cell>
          <table:table-cell table:formula="of:=ROUND([.B19]/[.A19];0)" office:value-type="float" office:value="127693" calcext:value-type="float">
            <text:p>1276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5819" calcext:value-type="float">
            <text:p>1605819</text:p>
          </table:table-cell>
          <table:table-cell table:formula="of:=ROUND([.B20]/[.A20];0)" office:value-type="float" office:value="94460" calcext:value-type="float">
            <text:p>944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28562" calcext:value-type="float">
            <text:p>2328562</text:p>
          </table:table-cell>
          <table:table-cell table:formula="of:=ROUND([.B21]/[.A21];0)" office:value-type="float" office:value="50621" calcext:value-type="float">
            <text:p>506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6342" calcext:value-type="float">
            <text:p>756342</text:p>
          </table:table-cell>
          <table:table-cell table:formula="of:=ROUND([.B22]/[.A22];0)" office:value-type="float" office:value="18909" calcext:value-type="float">
            <text:p>189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57020" calcext:value-type="float">
            <text:p>1057020</text:p>
          </table:table-cell>
          <table:table-cell table:formula="of:=ROUND([.B23]/[.A23];0)" office:value-type="float" office:value="27103" calcext:value-type="float">
            <text:p>271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95095" calcext:value-type="float">
            <text:p>3695095</text:p>
          </table:table-cell>
          <table:table-cell table:formula="of:=ROUND([.B24]/[.A24];0)" office:value-type="float" office:value="19866" calcext:value-type="float">
            <text:p>1986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2206720" calcext:value-type="float">
            <text:p>12206720</text:p>
          </table:table-cell>
          <table:table-cell table:formula="of:=ROUND([.B25]/[.A25];0)" office:value-type="float" office:value="22439" calcext:value-type="float">
            <text:p>22439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3060258" calcext:value-type="float">
            <text:p>33060258</text:p>
          </table:table-cell>
          <table:table-cell table:formula="of:=ROUND([.B26]/[.A26];0)" office:value-type="float" office:value="24727" calcext:value-type="float">
            <text:p>2472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40469629" calcext:value-type="float">
            <text:p>40469629</text:p>
          </table:table-cell>
          <table:table-cell table:formula="of:=ROUND([.B27]/[.A27];0)"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75056" calcext:value-type="float">
            <text:p>2475056</text:p>
          </table:table-cell>
          <table:table-cell table:formula="of:=ROUND([.B28]/[.A28];0)" office:value-type="float" office:value="91669" calcext:value-type="float">
            <text:p>91669</text:p>
          </table:table-cell>
        </table:table-row>
        <table:table-row table:style-name="ro1">
          <table:table-cell office:value-type="float" office:value="13661" calcext:value-type="float">
            <text:p>13661</text:p>
          </table:table-cell>
          <table:table-cell office:value-type="float" office:value="1095751870" calcext:value-type="float">
            <text:p>1095751870</text:p>
          </table:table-cell>
          <table:table-cell table:formula="of:=ROUND([.B29]/[.A29];0)" office:value-type="float" office:value="80210" calcext:value-type="float">
            <text:p>802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54330" calcext:value-type="float">
            <text:p>1354330</text:p>
          </table:table-cell>
          <table:table-cell table:formula="of:=ROUND([.B30]/[.A30];0)" office:value-type="float" office:value="84646" calcext:value-type="float">
            <text:p>846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112651" calcext:value-type="float">
            <text:p>10112651</text:p>
          </table:table-cell>
          <table:table-cell table:formula="of:=ROUND([.B31]/[.A31];0)" office:value-type="float" office:value="84980" calcext:value-type="float">
            <text:p>8498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735859" calcext:value-type="float">
            <text:p>12735859</text:p>
          </table:table-cell>
          <table:table-cell table:formula="of:=ROUND([.B32]/[.A32];0)" office:value-type="float" office:value="32243" calcext:value-type="float">
            <text:p>322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632768" calcext:value-type="float">
            <text:p>5632768</text:p>
          </table:table-cell>
          <table:table-cell table:formula="of:=ROUND([.B33]/[.A33];0)" office:value-type="float" office:value="41417" calcext:value-type="float">
            <text:p>414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55555" calcext:value-type="float">
            <text:p>3755555</text:p>
          </table:table-cell>
          <table:table-cell table:formula="of:=ROUND([.B34]/[.A34];0)" office:value-type="float" office:value="50751" calcext:value-type="float">
            <text:p>507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95544" calcext:value-type="float">
            <text:p>1095544</text:p>
          </table:table-cell>
          <table:table-cell table:formula="of:=ROUND([.B35]/[.A35];0)" office:value-type="float" office:value="42136" calcext:value-type="float">
            <text:p>421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47209" calcext:value-type="float">
            <text:p>1247209</text:p>
          </table:table-cell>
          <table:table-cell table:formula="of:=ROUND([.B36]/[.A36];0)" office:value-type="float" office:value="44543" calcext:value-type="float">
            <text:p>445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3572" calcext:value-type="float">
            <text:p>1343572</text:p>
          </table:table-cell>
          <table:table-cell table:formula="of:=ROUND([.B37]/[.A37];0)" office:value-type="float" office:value="41987" calcext:value-type="float">
            <text:p>419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50582" calcext:value-type="float">
            <text:p>1550582</text:p>
          </table:table-cell>
          <table:table-cell table:formula="of:=ROUND([.B38]/[.A38];0)" office:value-type="float" office:value="64608" calcext:value-type="float">
            <text:p>64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88529" calcext:value-type="float">
            <text:p>1388529</text:p>
          </table:table-cell>
          <table:table-cell table:formula="of:=ROUND([.B39]/[.A39];0)" office:value-type="float" office:value="46284" calcext:value-type="float">
            <text:p>462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83949" calcext:value-type="float">
            <text:p>4283949</text:p>
          </table:table-cell>
          <table:table-cell table:formula="of:=ROUND([.B40]/[.A40];0)" office:value-type="float" office:value="47076" calcext:value-type="float">
            <text:p>470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98424" calcext:value-type="float">
            <text:p>4698424</text:p>
          </table:table-cell>
          <table:table-cell table:formula="of:=ROUND([.B41]/[.A41];0)" office:value-type="float" office:value="47459" calcext:value-type="float">
            <text:p>4745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903932" calcext:value-type="float">
            <text:p>16903932</text:p>
          </table:table-cell>
          <table:table-cell table:formula="of:=ROUND([.B42]/[.A42];0)" office:value-type="float" office:value="33876" calcext:value-type="float">
            <text:p>3387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8367351" calcext:value-type="float">
            <text:p>18367351</text:p>
          </table:table-cell>
          <table:table-cell table:formula="of:=ROUND([.B43]/[.A43];0)" office:value-type="float" office:value="36808" calcext:value-type="float">
            <text:p>368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50989" calcext:value-type="float">
            <text:p>2750989</text:p>
          </table:table-cell>
          <table:table-cell table:formula="of:=ROUND([.B44]/[.A44];0)" office:value-type="float" office:value="25710" calcext:value-type="float">
            <text:p>257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28962" calcext:value-type="float">
            <text:p>2828962</text:p>
          </table:table-cell>
          <table:table-cell table:formula="of:=ROUND([.B45]/[.A45];0)" office:value-type="float" office:value="25259" calcext:value-type="float">
            <text:p>252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677544" calcext:value-type="float">
            <text:p>5677544</text:p>
          </table:table-cell>
          <table:table-cell table:formula="of:=ROUND([.B46]/[.A46];0)" office:value-type="float" office:value="30040" calcext:value-type="float">
            <text:p>300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57302" calcext:value-type="float">
            <text:p>5257302</text:p>
          </table:table-cell>
          <table:table-cell table:formula="of:=ROUND([.B47]/[.A47];0)" office:value-type="float" office:value="59742" calcext:value-type="float">
            <text:p>597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73596" calcext:value-type="float">
            <text:p>4273596</text:p>
          </table:table-cell>
          <table:table-cell table:formula="of:=ROUND([.B48]/[.A48];0)" office:value-type="float" office:value="40317" calcext:value-type="float">
            <text:p>403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695399" calcext:value-type="float">
            <text:p>8695399</text:p>
          </table:table-cell>
          <table:table-cell table:formula="of:=ROUND([.B49]/[.A49];0)" office:value-type="float" office:value="64891" calcext:value-type="float">
            <text:p>6489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236908" calcext:value-type="float">
            <text:p>6236908</text:p>
          </table:table-cell>
          <table:table-cell table:formula="of:=ROUND([.B50]/[.A50];0)" office:value-type="float" office:value="46544" calcext:value-type="float">
            <text:p>465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014537" calcext:value-type="float">
            <text:p>6014537</text:p>
          </table:table-cell>
          <table:table-cell table:formula="of:=ROUND([.B51]/[.A51];0)" office:value-type="float" office:value="43584" calcext:value-type="float">
            <text:p>435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506417" calcext:value-type="float">
            <text:p>7506417</text:p>
          </table:table-cell>
          <table:table-cell table:formula="of:=ROUND([.B52]/[.A52];0)" office:value-type="float" office:value="48428" calcext:value-type="float">
            <text:p>484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476560" calcext:value-type="float">
            <text:p>4476560</text:p>
          </table:table-cell>
          <table:table-cell table:formula="of:=ROUND([.B53]/[.A53];0)" office:value-type="float" office:value="34172" calcext:value-type="float">
            <text:p>3417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453050" calcext:value-type="float">
            <text:p>12453050</text:p>
          </table:table-cell>
          <table:table-cell table:formula="of:=ROUND([.B54]/[.A54];0)" office:value-type="float" office:value="82471" calcext:value-type="float">
            <text:p>824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43731" calcext:value-type="float">
            <text:p>6043731</text:p>
          </table:table-cell>
          <table:table-cell table:formula="of:=ROUND([.B55]/[.A55];0)" office:value-type="float" office:value="38992" calcext:value-type="float">
            <text:p>389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53350" calcext:value-type="float">
            <text:p>2753350</text:p>
          </table:table-cell>
          <table:table-cell table:formula="of:=ROUND([.B56]/[.A56];0)" office:value-type="float" office:value="80981" calcext:value-type="float">
            <text:p>809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95609" calcext:value-type="float">
            <text:p>3295609</text:p>
          </table:table-cell>
          <table:table-cell table:formula="of:=ROUND([.B57]/[.A57];0)" office:value-type="float" office:value="78467" calcext:value-type="float">
            <text:p>784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56222" calcext:value-type="float">
            <text:p>3556222</text:p>
          </table:table-cell>
          <table:table-cell table:formula="of:=ROUND([.B58]/[.A58];0)" office:value-type="float" office:value="84672" calcext:value-type="float">
            <text:p>846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29697" calcext:value-type="float">
            <text:p>1829697</text:p>
          </table:table-cell>
          <table:table-cell table:formula="of:=ROUND([.B59]/[.A59];0)" office:value-type="float" office:value="52277" calcext:value-type="float">
            <text:p>522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09425" calcext:value-type="float">
            <text:p>2809425</text:p>
          </table:table-cell>
          <table:table-cell table:formula="of:=ROUND([.B60]/[.A60];0)" office:value-type="float" office:value="55087" calcext:value-type="float">
            <text:p>550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88476" calcext:value-type="float">
            <text:p>4088476</text:p>
          </table:table-cell>
          <table:table-cell table:formula="of:=ROUND([.B61]/[.A61];0)" office:value-type="float" office:value="46994" calcext:value-type="float">
            <text:p>4699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507002" calcext:value-type="float">
            <text:p>13507002</text:p>
          </table:table-cell>
          <table:table-cell table:formula="of:=ROUND([.B62]/[.A62];0)" office:value-type="float" office:value="33937" calcext:value-type="float">
            <text:p>3393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67214" calcext:value-type="float">
            <text:p>9667214</text:p>
          </table:table-cell>
          <table:table-cell table:formula="of:=ROUND([.B63]/[.A63];0)" office:value-type="float" office:value="38362" calcext:value-type="float">
            <text:p>3836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181510" calcext:value-type="float">
            <text:p>12181510</text:p>
          </table:table-cell>
          <table:table-cell table:formula="of:=ROUND([.B64]/[.A64];0)" office:value-type="float" office:value="19336" calcext:value-type="float">
            <text:p>193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6577" calcext:value-type="float">
            <text:p>1406577</text:p>
          </table:table-cell>
          <table:table-cell table:formula="of:=ROUND([.B65]/[.A65];0)" office:value-type="float" office:value="40188" calcext:value-type="float">
            <text:p>401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79493" calcext:value-type="float">
            <text:p>2279493</text:p>
          </table:table-cell>
          <table:table-cell table:formula="of:=ROUND([.B66]/[.A66];0)" office:value-type="float" office:value="49554" calcext:value-type="float">
            <text:p>495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33843" calcext:value-type="float">
            <text:p>1833843</text:p>
          </table:table-cell>
          <table:table-cell table:formula="of:=ROUND([.B67]/[.A67];0)" office:value-type="float" office:value="19509" calcext:value-type="float">
            <text:p>195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52509" calcext:value-type="float">
            <text:p>1252509</text:p>
          </table:table-cell>
          <table:table-cell table:formula="of:=ROUND([.B68]/[.A68];0)" office:value-type="float" office:value="23195" calcext:value-type="float">
            <text:p>231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0237" calcext:value-type="float">
            <text:p>1140237</text:p>
          </table:table-cell>
          <table:table-cell table:formula="of:=ROUND([.B69]/[.A69];0)" office:value-type="float" office:value="13259" calcext:value-type="float">
            <text:p>132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83737" calcext:value-type="float">
            <text:p>1283737</text:p>
          </table:table-cell>
          <table:table-cell table:formula="of:=ROUND([.B70]/[.A70];0)" office:value-type="float" office:value="11067" calcext:value-type="float">
            <text:p>1106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508718" calcext:value-type="float">
            <text:p>6508718</text:p>
          </table:table-cell>
          <table:table-cell table:formula="of:=ROUND([.B71]/[.A71];0)" office:value-type="float" office:value="28547" calcext:value-type="float">
            <text:p>285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87668" calcext:value-type="float">
            <text:p>3087668</text:p>
          </table:table-cell>
          <table:table-cell table:formula="of:=ROUND([.B72]/[.A72];0)" office:value-type="float" office:value="29129" calcext:value-type="float">
            <text:p>291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49047" calcext:value-type="float">
            <text:p>6249047</text:p>
          </table:table-cell>
          <table:table-cell table:formula="of:=ROUND([.B73]/[.A73];0)" office:value-type="float" office:value="41384" calcext:value-type="float">
            <text:p>413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494712" calcext:value-type="float">
            <text:p>7494712</text:p>
          </table:table-cell>
          <table:table-cell table:formula="of:=ROUND([.B74]/[.A74];0)" office:value-type="float" office:value="48985" calcext:value-type="float">
            <text:p>4898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372973" calcext:value-type="float">
            <text:p>7372973</text:p>
          </table:table-cell>
          <table:table-cell table:formula="of:=ROUND([.B75]/[.A75];0)" office:value-type="float" office:value="24253" calcext:value-type="float">
            <text:p>2425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445068" calcext:value-type="float">
            <text:p>4445068</text:p>
          </table:table-cell>
          <table:table-cell table:formula="of:=ROUND([.B76]/[.A76];0)" office:value-type="float" office:value="17996" calcext:value-type="float">
            <text:p>179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448279" calcext:value-type="float">
            <text:p>6448279</text:p>
          </table:table-cell>
          <table:table-cell table:formula="of:=ROUND([.B77]/[.A77];0)" office:value-type="float" office:value="24897" calcext:value-type="float">
            <text:p>2489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159331" calcext:value-type="float">
            <text:p>11159331</text:p>
          </table:table-cell>
          <table:table-cell table:formula="of:=ROUND([.B78]/[.A78];0)" office:value-type="float" office:value="31703" calcext:value-type="float">
            <text:p>3170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7778819" calcext:value-type="float">
            <text:p>27778819</text:p>
          </table:table-cell>
          <table:table-cell table:formula="of:=ROUND([.B79]/[.A79];0)" office:value-type="float" office:value="68085" calcext:value-type="float">
            <text:p>6808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401164" calcext:value-type="float">
            <text:p>20401164</text:p>
          </table:table-cell>
          <table:table-cell table:formula="of:=ROUND([.B80]/[.A80];0)" office:value-type="float" office:value="49278" calcext:value-type="float">
            <text:p>492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586132" calcext:value-type="float">
            <text:p>3586132</text:p>
          </table:table-cell>
          <table:table-cell table:formula="of:=ROUND([.B81]/[.A81];0)" office:value-type="float" office:value="24732" calcext:value-type="float">
            <text:p>247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3355" calcext:value-type="float">
            <text:p>583355</text:p>
          </table:table-cell>
          <table:table-cell table:formula="of:=ROUND([.B82]/[.A82];0)" office:value-type="float" office:value="23334" calcext:value-type="float">
            <text:p>23334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72514495" calcext:value-type="float">
            <text:p>172514495</text:p>
          </table:table-cell>
          <table:table-cell table:formula="of:=ROUND([.B83]/[.A83];0)" office:value-type="float" office:value="89571" calcext:value-type="float">
            <text:p>895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998457" calcext:value-type="float">
            <text:p>4998457</text:p>
          </table:table-cell>
          <table:table-cell table:formula="of:=ROUND([.B84]/[.A84];0)" office:value-type="float" office:value="36221" calcext:value-type="float">
            <text:p>362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95424" calcext:value-type="float">
            <text:p>1495424</text:p>
          </table:table-cell>
          <table:table-cell table:formula="of:=ROUND([.B85]/[.A85];0)" office:value-type="float" office:value="27693" calcext:value-type="float">
            <text:p>276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3262" calcext:value-type="float">
            <text:p>583262</text:p>
          </table:table-cell>
          <table:table-cell table:formula="of:=ROUND([.B86]/[.A86];0)" office:value-type="float" office:value="19442" calcext:value-type="float">
            <text:p>1944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574667" calcext:value-type="float">
            <text:p>25574667</text:p>
          </table:table-cell>
          <table:table-cell table:formula="of:=ROUND([.B87]/[.A87];0)" office:value-type="float" office:value="27500" calcext:value-type="float">
            <text:p>275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075967" calcext:value-type="float">
            <text:p>11075967</text:p>
          </table:table-cell>
          <table:table-cell table:formula="of:=ROUND([.B88]/[.A88];0)" office:value-type="float" office:value="25818" calcext:value-type="float">
            <text:p>258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645773" calcext:value-type="float">
            <text:p>14645773</text:p>
          </table:table-cell>
          <table:table-cell table:formula="of:=ROUND([.B89]/[.A89];0)" office:value-type="float" office:value="30135" calcext:value-type="float">
            <text:p>301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97528" calcext:value-type="float">
            <text:p>2297528</text:p>
          </table:table-cell>
          <table:table-cell table:formula="of:=ROUND([.B90]/[.A90];0)" office:value-type="float" office:value="46888" calcext:value-type="float">
            <text:p>4688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554522" calcext:value-type="float">
            <text:p>6554522</text:p>
          </table:table-cell>
          <table:table-cell table:formula="of:=ROUND([.B91]/[.A91];0)" office:value-type="float" office:value="35051" calcext:value-type="float">
            <text:p>350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64220" calcext:value-type="float">
            <text:p>9364220</text:p>
          </table:table-cell>
          <table:table-cell table:formula="of:=ROUND([.B92]/[.A92];0)" office:value-type="float" office:value="31214" calcext:value-type="float">
            <text:p>3121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1690872" calcext:value-type="float">
            <text:p>21690872</text:p>
          </table:table-cell>
          <table:table-cell table:formula="of:=ROUND([.B93]/[.A93];0)" office:value-type="float" office:value="21203" calcext:value-type="float">
            <text:p>212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109869" calcext:value-type="float">
            <text:p>5109869</text:p>
          </table:table-cell>
          <table:table-cell table:formula="of:=ROUND([.B94]/[.A94];0)" office:value-type="float" office:value="29882" calcext:value-type="float">
            <text:p>298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756390" calcext:value-type="float">
            <text:p>4756390</text:p>
          </table:table-cell>
          <table:table-cell table:formula="of:=ROUND([.B95]/[.A95];0)" office:value-type="float" office:value="16987" calcext:value-type="float">
            <text:p>1698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178961" calcext:value-type="float">
            <text:p>10178961</text:p>
          </table:table-cell>
          <table:table-cell table:formula="of:=ROUND([.B96]/[.A96];0)" office:value-type="float" office:value="19920" calcext:value-type="float">
            <text:p>1992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5364633" calcext:value-type="float">
            <text:p>25364633</text:p>
          </table:table-cell>
          <table:table-cell table:formula="of:=ROUND([.B97]/[.A97];0)" office:value-type="float" office:value="17421" calcext:value-type="float">
            <text:p>174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87385" calcext:value-type="float">
            <text:p>6587385</text:p>
          </table:table-cell>
          <table:table-cell table:formula="of:=ROUND([.B98]/[.A98];0)" office:value-type="float" office:value="41171" calcext:value-type="float">
            <text:p>411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737610" calcext:value-type="float">
            <text:p>8737610</text:p>
          </table:table-cell>
          <table:table-cell table:formula="of:=ROUND([.B99]/[.A99];0)" office:value-type="float" office:value="32362" calcext:value-type="float">
            <text:p>323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21215" calcext:value-type="float">
            <text:p>1921215</text:p>
          </table:table-cell>
          <table:table-cell table:formula="of:=ROUND([.B100]/[.A100];0)" office:value-type="float" office:value="68615" calcext:value-type="float">
            <text:p>68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4705" calcext:value-type="float">
            <text:p>434705</text:p>
          </table:table-cell>
          <table:table-cell table:formula="of:=ROUND([.B101]/[.A101];0)" office:value-type="float" office:value="54338" calcext:value-type="float">
            <text:p>543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06324" calcext:value-type="float">
            <text:p>3306324</text:p>
          </table:table-cell>
          <table:table-cell table:formula="of:=ROUND([.B102]/[.A102];0)" office:value-type="float" office:value="42389" calcext:value-type="float">
            <text:p>423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8829" calcext:value-type="float">
            <text:p>528829</text:p>
          </table:table-cell>
          <table:table-cell table:formula="of:=ROUND([.B103]/[.A103];0)" office:value-type="float" office:value="48075" calcext:value-type="float">
            <text:p>480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1921" calcext:value-type="float">
            <text:p>921921</text:p>
          </table:table-cell>
          <table:table-cell table:formula="of:=ROUND([.B104]/[.A104];0)" office:value-type="float" office:value="46096" calcext:value-type="float">
            <text:p>460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5580" calcext:value-type="float">
            <text:p>985580</text:p>
          </table:table-cell>
          <table:table-cell table:formula="of:=ROUND([.B105]/[.A105];0)" office:value-type="float" office:value="46932" calcext:value-type="float">
            <text:p>469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81379" calcext:value-type="float">
            <text:p>1081379</text:p>
          </table:table-cell>
          <table:table-cell table:formula="of:=ROUND([.B106]/[.A106];0)" office:value-type="float" office:value="51494" calcext:value-type="float">
            <text:p>514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9432" calcext:value-type="float">
            <text:p>979432</text:p>
          </table:table-cell>
          <table:table-cell table:formula="of:=ROUND([.B107]/[.A107];0)" office:value-type="float" office:value="97943" calcext:value-type="float">
            <text:p>97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8767" calcext:value-type="float">
            <text:p>338767</text:p>
          </table:table-cell>
          <table:table-cell table:formula="of:=ROUND([.B108]/[.A108];0)" office:value-type="float" office:value="67753" calcext:value-type="float">
            <text:p>677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4975" calcext:value-type="float">
            <text:p>334975</text:p>
          </table:table-cell>
          <table:table-cell table:formula="of:=ROUND([.B109]/[.A109];0)" office:value-type="float" office:value="66995" calcext:value-type="float">
            <text:p>66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2243" calcext:value-type="float">
            <text:p>382243</text:p>
          </table:table-cell>
          <table:table-cell table:formula="of:=ROUND([.B110]/[.A110];0)" office:value-type="float" office:value="76449" calcext:value-type="float">
            <text:p>764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3762" calcext:value-type="float">
            <text:p>433762</text:p>
          </table:table-cell>
          <table:table-cell table:formula="of:=ROUND([.B111]/[.A111];0)" office:value-type="float" office:value="144587" calcext:value-type="float">
            <text:p>1445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882" calcext:value-type="float">
            <text:p>300882</text:p>
          </table:table-cell>
          <table:table-cell table:formula="of:=ROUND([.B112]/[.A112];0)" office:value-type="float" office:value="75221" calcext:value-type="float">
            <text:p>752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8297" calcext:value-type="float">
            <text:p>818297</text:p>
          </table:table-cell>
          <table:table-cell table:formula="of:=ROUND([.B113]/[.A113];0)" office:value-type="float" office:value="62946" calcext:value-type="float">
            <text:p>629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5476" calcext:value-type="float">
            <text:p>815476</text:p>
          </table:table-cell>
          <table:table-cell table:formula="of:=ROUND([.B114]/[.A114];0)" office:value-type="float" office:value="67956" calcext:value-type="float">
            <text:p>679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3754" calcext:value-type="float">
            <text:p>833754</text:p>
          </table:table-cell>
          <table:table-cell table:formula="of:=ROUND([.B115]/[.A115];0)" office:value-type="float" office:value="69480" calcext:value-type="float">
            <text:p>694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18342" calcext:value-type="float">
            <text:p>1218342</text:p>
          </table:table-cell>
          <table:table-cell table:formula="of:=ROUND([.B116]/[.A116];0)" office:value-type="float" office:value="55379" calcext:value-type="float">
            <text:p>55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0260" calcext:value-type="float">
            <text:p>410260</text:p>
          </table:table-cell>
          <table:table-cell table:formula="of:=ROUND([.B117]/[.A117];0)" office:value-type="float" office:value="68377" calcext:value-type="float">
            <text:p>68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9225" calcext:value-type="float">
            <text:p>379225</text:p>
          </table:table-cell>
          <table:table-cell table:formula="of:=ROUND([.B118]/[.A118];0)" office:value-type="float" office:value="63204" calcext:value-type="float">
            <text:p>632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8696" calcext:value-type="float">
            <text:p>398696</text:p>
          </table:table-cell>
          <table:table-cell table:formula="of:=ROUND([.B119]/[.A119];0)" office:value-type="float" office:value="66449" calcext:value-type="float">
            <text:p>664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53087" calcext:value-type="float">
            <text:p>1953087</text:p>
          </table:table-cell>
          <table:table-cell table:formula="of:=ROUND([.B120]/[.A120];0)" office:value-type="float" office:value="22449" calcext:value-type="float">
            <text:p>224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90718" calcext:value-type="float">
            <text:p>2190718</text:p>
          </table:table-cell>
          <table:table-cell table:formula="of:=ROUND([.B121]/[.A121];0)" office:value-type="float" office:value="25181" calcext:value-type="float">
            <text:p>251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959713" calcext:value-type="float">
            <text:p>1959713</text:p>
          </table:table-cell>
          <table:table-cell table:formula="of:=ROUND([.B122]/[.A122];0)" office:value-type="float" office:value="26483" calcext:value-type="float">
            <text:p>264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69490" calcext:value-type="float">
            <text:p>1469490</text:p>
          </table:table-cell>
          <table:table-cell table:formula="of:=ROUND([.B123]/[.A123];0)" office:value-type="float" office:value="31945" calcext:value-type="float">
            <text:p>319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41312" calcext:value-type="float">
            <text:p>5841312</text:p>
          </table:table-cell>
          <table:table-cell table:formula="of:=ROUND([.B124]/[.A124];0)" office:value-type="float" office:value="33002" calcext:value-type="float">
            <text:p>330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62462" calcext:value-type="float">
            <text:p>3962462</text:p>
          </table:table-cell>
          <table:table-cell table:formula="of:=ROUND([.B125]/[.A125];0)" office:value-type="float" office:value="55809" calcext:value-type="float">
            <text:p>558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58053" calcext:value-type="float">
            <text:p>2958053</text:p>
          </table:table-cell>
          <table:table-cell table:formula="of:=ROUND([.B126]/[.A126];0)" office:value-type="float" office:value="41663" calcext:value-type="float">
            <text:p>416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94453" calcext:value-type="float">
            <text:p>4794453</text:p>
          </table:table-cell>
          <table:table-cell table:formula="of:=ROUND([.B127]/[.A127];0)" office:value-type="float" office:value="66590" calcext:value-type="float">
            <text:p>665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7031" calcext:value-type="float">
            <text:p>437031</text:p>
          </table:table-cell>
          <table:table-cell table:formula="of:=ROUND([.B128]/[.A128];0)" office:value-type="float" office:value="62433" calcext:value-type="float">
            <text:p>624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2861" calcext:value-type="float">
            <text:p>442861</text:p>
          </table:table-cell>
          <table:table-cell table:formula="of:=ROUND([.B129]/[.A129];0)" office:value-type="float" office:value="63266" calcext:value-type="float">
            <text:p>632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0679" calcext:value-type="float">
            <text:p>420679</text:p>
          </table:table-cell>
          <table:table-cell table:formula="of:=ROUND([.B130]/[.A130];0)" office:value-type="float" office:value="70113" calcext:value-type="float">
            <text:p>701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995321" calcext:value-type="float">
            <text:p>2995321</text:p>
          </table:table-cell>
          <table:table-cell table:formula="of:=ROUND([.B131]/[.A131];0)" office:value-type="float" office:value="25601" calcext:value-type="float">
            <text:p>256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58400" calcext:value-type="float">
            <text:p>1758400</text:p>
          </table:table-cell>
          <table:table-cell table:formula="of:=ROUND([.B132]/[.A132];0)" office:value-type="float" office:value="37413" calcext:value-type="float">
            <text:p>374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67394" calcext:value-type="float">
            <text:p>1767394</text:p>
          </table:table-cell>
          <table:table-cell table:formula="of:=ROUND([.B133]/[.A133];0)" office:value-type="float" office:value="37604" calcext:value-type="float">
            <text:p>376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75507" calcext:value-type="float">
            <text:p>1675507</text:p>
          </table:table-cell>
          <table:table-cell table:formula="of:=ROUND([.B134]/[.A134];0)" office:value-type="float" office:value="35649" calcext:value-type="float">
            <text:p>356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65849" calcext:value-type="float">
            <text:p>3265849</text:p>
          </table:table-cell>
          <table:table-cell table:formula="of:=ROUND([.B135]/[.A135];0)" office:value-type="float" office:value="61620" calcext:value-type="float">
            <text:p>616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8616" calcext:value-type="float">
            <text:p>338616</text:p>
          </table:table-cell>
          <table:table-cell table:formula="of:=ROUND([.B136]/[.A136];0)" office:value-type="float" office:value="56436" calcext:value-type="float">
            <text:p>564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927" calcext:value-type="float">
            <text:p>270927</text:p>
          </table:table-cell>
          <table:table-cell table:formula="of:=ROUND([.B137]/[.A137];0)" office:value-type="float" office:value="45155" calcext:value-type="float">
            <text:p>45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134" calcext:value-type="float">
            <text:p>320134</text:p>
          </table:table-cell>
          <table:table-cell table:formula="of:=ROUND([.B138]/[.A138];0)" office:value-type="float" office:value="53356" calcext:value-type="float">
            <text:p>533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8183" calcext:value-type="float">
            <text:p>458183</text:p>
          </table:table-cell>
          <table:table-cell table:formula="of:=ROUND([.B139]/[.A139];0)" office:value-type="float" office:value="35245" calcext:value-type="float">
            <text:p>35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6299" calcext:value-type="float">
            <text:p>416299</text:p>
          </table:table-cell>
          <table:table-cell table:formula="of:=ROUND([.B140]/[.A140];0)" office:value-type="float" office:value="32023" calcext:value-type="float">
            <text:p>320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6081" calcext:value-type="float">
            <text:p>436081</text:p>
          </table:table-cell>
          <table:table-cell table:formula="of:=ROUND([.B141]/[.A141];0)" office:value-type="float" office:value="36340" calcext:value-type="float">
            <text:p>363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6309" calcext:value-type="float">
            <text:p>1286309</text:p>
          </table:table-cell>
          <table:table-cell table:formula="of:=ROUND([.B142]/[.A142];0)" office:value-type="float" office:value="42877" calcext:value-type="float">
            <text:p>428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0314" calcext:value-type="float">
            <text:p>920314</text:p>
          </table:table-cell>
          <table:table-cell table:formula="of:=ROUND([.B143]/[.A143];0)" office:value-type="float" office:value="51129" calcext:value-type="float">
            <text:p>511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0405" calcext:value-type="float">
            <text:p>920405</text:p>
          </table:table-cell>
          <table:table-cell table:formula="of:=ROUND([.B144]/[.A144];0)" office:value-type="float" office:value="51134" calcext:value-type="float">
            <text:p>511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44895" calcext:value-type="float">
            <text:p>1144895</text:p>
          </table:table-cell>
          <table:table-cell table:formula="of:=ROUND([.B145]/[.A145];0)" office:value-type="float" office:value="63605" calcext:value-type="float">
            <text:p>636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098" calcext:value-type="float">
            <text:p>456098</text:p>
          </table:table-cell>
          <table:table-cell table:formula="of:=ROUND([.B146]/[.A146];0)" office:value-type="float" office:value="76016" calcext:value-type="float">
            <text:p>76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2041" calcext:value-type="float">
            <text:p>412041</text:p>
          </table:table-cell>
          <table:table-cell table:formula="of:=ROUND([.B147]/[.A147];0)" office:value-type="float" office:value="68674" calcext:value-type="float">
            <text:p>686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8143" calcext:value-type="float">
            <text:p>418143</text:p>
          </table:table-cell>
          <table:table-cell table:formula="of:=ROUND([.B148]/[.A148];0)" office:value-type="float" office:value="69691" calcext:value-type="float">
            <text:p>696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4243" calcext:value-type="float">
            <text:p>594243</text:p>
          </table:table-cell>
          <table:table-cell table:formula="of:=ROUND([.B149]/[.A149];0)" office:value-type="float" office:value="49520" calcext:value-type="float">
            <text:p>495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7712" calcext:value-type="float">
            <text:p>677712</text:p>
          </table:table-cell>
          <table:table-cell table:formula="of:=ROUND([.B150]/[.A150];0)" office:value-type="float" office:value="56476" calcext:value-type="float">
            <text:p>564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6541" calcext:value-type="float">
            <text:p>626541</text:p>
          </table:table-cell>
          <table:table-cell table:formula="of:=ROUND([.B151]/[.A151];0)" office:value-type="float" office:value="56958" calcext:value-type="float">
            <text:p>569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0199" calcext:value-type="float">
            <text:p>630199</text:p>
          </table:table-cell>
          <table:table-cell table:formula="of:=ROUND([.B152]/[.A152];0)" office:value-type="float" office:value="57291" calcext:value-type="float">
            <text:p>572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4860" calcext:value-type="float">
            <text:p>754860</text:p>
          </table:table-cell>
          <table:table-cell table:formula="of:=ROUND([.B153]/[.A153];0)" office:value-type="float" office:value="41937" calcext:value-type="float">
            <text:p>419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4872" calcext:value-type="float">
            <text:p>744872</text:p>
          </table:table-cell>
          <table:table-cell table:formula="of:=ROUND([.B154]/[.A154];0)" office:value-type="float" office:value="41382" calcext:value-type="float">
            <text:p>413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7477" calcext:value-type="float">
            <text:p>697477</text:p>
          </table:table-cell>
          <table:table-cell table:formula="of:=ROUND([.B155]/[.A155];0)" office:value-type="float" office:value="41028" calcext:value-type="float">
            <text:p>410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1074" calcext:value-type="float">
            <text:p>681074</text:p>
          </table:table-cell>
          <table:table-cell table:formula="of:=ROUND([.B156]/[.A156];0)" office:value-type="float" office:value="40063" calcext:value-type="float">
            <text:p>400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48350" calcext:value-type="float">
            <text:p>1848350</text:p>
          </table:table-cell>
          <table:table-cell table:formula="of:=ROUND([.B157]/[.A157];0)" office:value-type="float" office:value="33606" calcext:value-type="float">
            <text:p>336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7293" calcext:value-type="float">
            <text:p>1997293</text:p>
          </table:table-cell>
          <table:table-cell table:formula="of:=ROUND([.B158]/[.A158];0)" office:value-type="float" office:value="34436" calcext:value-type="float">
            <text:p>344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15426" calcext:value-type="float">
            <text:p>2615426</text:p>
          </table:table-cell>
          <table:table-cell table:formula="of:=ROUND([.B159]/[.A159];0)" office:value-type="float" office:value="33531" calcext:value-type="float">
            <text:p>335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65864" calcext:value-type="float">
            <text:p>2665864</text:p>
          </table:table-cell>
          <table:table-cell table:formula="of:=ROUND([.B160]/[.A160];0)" office:value-type="float" office:value="34178" calcext:value-type="float">
            <text:p>34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3542" calcext:value-type="float">
            <text:p>673542</text:p>
          </table:table-cell>
          <table:table-cell table:formula="of:=ROUND([.B161]/[.A161];0)" office:value-type="float" office:value="84193" calcext:value-type="float">
            <text:p>841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3792" calcext:value-type="float">
            <text:p>473792</text:p>
          </table:table-cell>
          <table:table-cell table:formula="of:=ROUND([.B162]/[.A162];0)" office:value-type="float" office:value="59224" calcext:value-type="float">
            <text:p>59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5146" calcext:value-type="float">
            <text:p>555146</text:p>
          </table:table-cell>
          <table:table-cell table:formula="of:=ROUND([.B163]/[.A163];0)" office:value-type="float" office:value="69393" calcext:value-type="float">
            <text:p>69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6209" calcext:value-type="float">
            <text:p>556209</text:p>
          </table:table-cell>
          <table:table-cell table:formula="of:=ROUND([.B164]/[.A164];0)" office:value-type="float" office:value="55621" calcext:value-type="float">
            <text:p>556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1079" calcext:value-type="float">
            <text:p>971079</text:p>
          </table:table-cell>
          <table:table-cell table:formula="of:=ROUND([.B165]/[.A165];0)" office:value-type="float" office:value="27745" calcext:value-type="float">
            <text:p>277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0876" calcext:value-type="float">
            <text:p>1110876</text:p>
          </table:table-cell>
          <table:table-cell table:formula="of:=ROUND([.B166]/[.A166];0)" office:value-type="float" office:value="48299" calcext:value-type="float">
            <text:p>482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72422" calcext:value-type="float">
            <text:p>972422</text:p>
          </table:table-cell>
          <table:table-cell table:formula="of:=ROUND([.B167]/[.A167];0)" office:value-type="float" office:value="42279" calcext:value-type="float">
            <text:p>422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99029" calcext:value-type="float">
            <text:p>1099029</text:p>
          </table:table-cell>
          <table:table-cell table:formula="of:=ROUND([.B168]/[.A168];0)" office:value-type="float" office:value="49956" calcext:value-type="float">
            <text:p>499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2475" calcext:value-type="float">
            <text:p>822475</text:p>
          </table:table-cell>
          <table:table-cell table:formula="of:=ROUND([.B169]/[.A169];0)" office:value-type="float" office:value="41124" calcext:value-type="float">
            <text:p>411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0006" calcext:value-type="float">
            <text:p>750006</text:p>
          </table:table-cell>
          <table:table-cell table:formula="of:=ROUND([.B170]/[.A170];0)" office:value-type="float" office:value="27778" calcext:value-type="float">
            <text:p>27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2524" calcext:value-type="float">
            <text:p>722524</text:p>
          </table:table-cell>
          <table:table-cell table:formula="of:=ROUND([.B171]/[.A171];0)" office:value-type="float" office:value="26760" calcext:value-type="float">
            <text:p>267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8784" calcext:value-type="float">
            <text:p>778784</text:p>
          </table:table-cell>
          <table:table-cell table:formula="of:=ROUND([.B172]/[.A172];0)" office:value-type="float" office:value="32449" calcext:value-type="float">
            <text:p>32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6189" calcext:value-type="float">
            <text:p>366189</text:p>
          </table:table-cell>
          <table:table-cell table:formula="of:=ROUND([.B173]/[.A173];0)" office:value-type="float" office:value="30516" calcext:value-type="float">
            <text:p>30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3450" calcext:value-type="float">
            <text:p>623450</text:p>
          </table:table-cell>
          <table:table-cell table:formula="of:=ROUND([.B174]/[.A174];0)" office:value-type="float" office:value="47958" calcext:value-type="float">
            <text:p>47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7340" calcext:value-type="float">
            <text:p>687340</text:p>
          </table:table-cell>
          <table:table-cell table:formula="of:=ROUND([.B175]/[.A175];0)" office:value-type="float" office:value="68734" calcext:value-type="float">
            <text:p>687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57698" calcext:value-type="float">
            <text:p>1357698</text:p>
          </table:table-cell>
          <table:table-cell table:formula="of:=ROUND([.B176]/[.A176];0)" office:value-type="float" office:value="38791" calcext:value-type="float">
            <text:p>38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6146" calcext:value-type="float">
            <text:p>466146</text:p>
          </table:table-cell>
          <table:table-cell table:formula="of:=ROUND([.B177]/[.A177];0)" office:value-type="float" office:value="38846" calcext:value-type="float">
            <text:p>388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8682" calcext:value-type="float">
            <text:p>498682</text:p>
          </table:table-cell>
          <table:table-cell table:formula="of:=ROUND([.B178]/[.A178];0)" office:value-type="float" office:value="99736" calcext:value-type="float">
            <text:p>99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9453" calcext:value-type="float">
            <text:p>499453</text:p>
          </table:table-cell>
          <table:table-cell table:formula="of:=ROUND([.B179]/[.A179];0)" office:value-type="float" office:value="55495" calcext:value-type="float">
            <text:p>554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22709" calcext:value-type="float">
            <text:p>1822709</text:p>
          </table:table-cell>
          <table:table-cell table:formula="of:=ROUND([.B180]/[.A180];0)" office:value-type="float" office:value="32548" calcext:value-type="float">
            <text:p>325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8273" calcext:value-type="float">
            <text:p>668273</text:p>
          </table:table-cell>
          <table:table-cell table:formula="of:=ROUND([.B181]/[.A181];0)" office:value-type="float" office:value="167068" calcext:value-type="float">
            <text:p>1670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9817" calcext:value-type="float">
            <text:p>449817</text:p>
          </table:table-cell>
          <table:table-cell table:formula="of:=ROUND([.B182]/[.A182];0)" office:value-type="float" office:value="74970" calcext:value-type="float">
            <text:p>749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6853" calcext:value-type="float">
            <text:p>416853</text:p>
          </table:table-cell>
          <table:table-cell table:formula="of:=ROUND([.B183]/[.A183];0)" office:value-type="float" office:value="104213" calcext:value-type="float">
            <text:p>1042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8205" calcext:value-type="float">
            <text:p>568205</text:p>
          </table:table-cell>
          <table:table-cell table:formula="of:=ROUND([.B184]/[.A184];0)" office:value-type="float" office:value="81172" calcext:value-type="float">
            <text:p>81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4005" calcext:value-type="float">
            <text:p>774005</text:p>
          </table:table-cell>
          <table:table-cell table:formula="of:=ROUND([.B185]/[.A185];0)" office:value-type="float" office:value="110572" calcext:value-type="float">
            <text:p>1105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5888" calcext:value-type="float">
            <text:p>695888</text:p>
          </table:table-cell>
          <table:table-cell table:formula="of:=ROUND([.B186]/[.A186];0)" office:value-type="float" office:value="46393" calcext:value-type="float">
            <text:p>46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2635" calcext:value-type="float">
            <text:p>342635</text:p>
          </table:table-cell>
          <table:table-cell table:formula="of:=ROUND([.B187]/[.A187];0)" office:value-type="float" office:value="34264" calcext:value-type="float">
            <text:p>34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8944" calcext:value-type="float">
            <text:p>848944</text:p>
          </table:table-cell>
          <table:table-cell table:formula="of:=ROUND([.B188]/[.A188];0)" office:value-type="float" office:value="60639" calcext:value-type="float">
            <text:p>606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3535" calcext:value-type="float">
            <text:p>873535</text:p>
          </table:table-cell>
          <table:table-cell table:formula="of:=ROUND([.B189]/[.A189];0)" office:value-type="float" office:value="62395" calcext:value-type="float">
            <text:p>623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33441" calcext:value-type="float">
            <text:p>1633441</text:p>
          </table:table-cell>
          <table:table-cell table:formula="of:=ROUND([.B190]/[.A190];0)" office:value-type="float" office:value="34754" calcext:value-type="float">
            <text:p>347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22858" calcext:value-type="float">
            <text:p>1822858</text:p>
          </table:table-cell>
          <table:table-cell table:formula="of:=ROUND([.B191]/[.A191];0)" office:value-type="float" office:value="37201" calcext:value-type="float">
            <text:p>37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4325" calcext:value-type="float">
            <text:p>414325</text:p>
          </table:table-cell>
          <table:table-cell table:formula="of:=ROUND([.B192]/[.A192];0)" office:value-type="float" office:value="59189" calcext:value-type="float">
            <text:p>59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6931" calcext:value-type="float">
            <text:p>476931</text:p>
          </table:table-cell>
          <table:table-cell table:formula="of:=ROUND([.B193]/[.A193];0)" office:value-type="float" office:value="238466" calcext:value-type="float">
            <text:p>238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7707" calcext:value-type="float">
            <text:p>477707</text:p>
          </table:table-cell>
          <table:table-cell table:formula="of:=ROUND([.B194]/[.A194];0)" office:value-type="float" office:value="238854" calcext:value-type="float">
            <text:p>2388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08029" calcext:value-type="float">
            <text:p>1208029</text:p>
          </table:table-cell>
          <table:table-cell table:formula="of:=ROUND([.B195]/[.A195];0)" office:value-type="float" office:value="35530" calcext:value-type="float">
            <text:p>355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7956" calcext:value-type="float">
            <text:p>327956</text:p>
          </table:table-cell>
          <table:table-cell table:formula="of:=ROUND([.B196]/[.A196];0)" office:value-type="float" office:value="40995" calcext:value-type="float">
            <text:p>4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252" calcext:value-type="float">
            <text:p>332252</text:p>
          </table:table-cell>
          <table:table-cell table:formula="of:=ROUND([.B197]/[.A197];0)" office:value-type="float" office:value="41532" calcext:value-type="float">
            <text:p>415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6241" calcext:value-type="float">
            <text:p>336241</text:p>
          </table:table-cell>
          <table:table-cell table:formula="of:=ROUND([.B198]/[.A198];0)" office:value-type="float" office:value="48034" calcext:value-type="float">
            <text:p>48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0485" calcext:value-type="float">
            <text:p>330485</text:p>
          </table:table-cell>
          <table:table-cell table:formula="of:=ROUND([.B199]/[.A199];0)" office:value-type="float" office:value="36721" calcext:value-type="float">
            <text:p>367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9904" calcext:value-type="float">
            <text:p>449904</text:p>
          </table:table-cell>
          <table:table-cell table:formula="of:=ROUND([.B200]/[.A200];0)" office:value-type="float" office:value="44990" calcext:value-type="float">
            <text:p>449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8425" calcext:value-type="float">
            <text:p>578425</text:p>
          </table:table-cell>
          <table:table-cell table:formula="of:=ROUND([.B201]/[.A201];0)" office:value-type="float" office:value="30443" calcext:value-type="float">
            <text:p>304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91931" calcext:value-type="float">
            <text:p>2891931</text:p>
          </table:table-cell>
          <table:table-cell table:formula="of:=ROUND([.B202]/[.A202];0)" office:value-type="float" office:value="34023" calcext:value-type="float">
            <text:p>340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7077" calcext:value-type="float">
            <text:p>627077</text:p>
          </table:table-cell>
          <table:table-cell table:formula="of:=ROUND([.B203]/[.A203];0)" office:value-type="float" office:value="27264" calcext:value-type="float">
            <text:p>27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6775" calcext:value-type="float">
            <text:p>696775</text:p>
          </table:table-cell>
          <table:table-cell table:formula="of:=ROUND([.B204]/[.A204];0)" office:value-type="float" office:value="30295" calcext:value-type="float">
            <text:p>302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90213" calcext:value-type="float">
            <text:p>1190213</text:p>
          </table:table-cell>
          <table:table-cell table:formula="of:=ROUND([.B205]/[.A205];0)" office:value-type="float" office:value="26449" calcext:value-type="float">
            <text:p>264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50463" calcext:value-type="float">
            <text:p>1250463</text:p>
          </table:table-cell>
          <table:table-cell table:formula="of:=ROUND([.B206]/[.A206];0)" office:value-type="float" office:value="28420" calcext:value-type="float">
            <text:p>284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21634" calcext:value-type="float">
            <text:p>1321634</text:p>
          </table:table-cell>
          <table:table-cell table:formula="of:=ROUND([.B207]/[.A207];0)" office:value-type="float" office:value="28731" calcext:value-type="float">
            <text:p>287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2831" calcext:value-type="float">
            <text:p>922831</text:p>
          </table:table-cell>
          <table:table-cell table:formula="of:=ROUND([.B208]/[.A208];0)" office:value-type="float" office:value="38451" calcext:value-type="float">
            <text:p>384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68640" calcext:value-type="float">
            <text:p>1168640</text:p>
          </table:table-cell>
          <table:table-cell table:formula="of:=ROUND([.B209]/[.A209];0)" office:value-type="float" office:value="38955" calcext:value-type="float">
            <text:p>389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8569" calcext:value-type="float">
            <text:p>1018569</text:p>
          </table:table-cell>
          <table:table-cell table:formula="of:=ROUND([.B210]/[.A210];0)" office:value-type="float" office:value="37725" calcext:value-type="float">
            <text:p>377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1619" calcext:value-type="float">
            <text:p>571619</text:p>
          </table:table-cell>
          <table:table-cell table:formula="of:=ROUND([.B211]/[.A211];0)" office:value-type="float" office:value="43971" calcext:value-type="float">
            <text:p>439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9370" calcext:value-type="float">
            <text:p>449370</text:p>
          </table:table-cell>
          <table:table-cell table:formula="of:=ROUND([.B212]/[.A212];0)" office:value-type="float" office:value="29958" calcext:value-type="float">
            <text:p>29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3135" calcext:value-type="float">
            <text:p>293135</text:p>
          </table:table-cell>
          <table:table-cell table:formula="of:=ROUND([.B213]/[.A213];0)" office:value-type="float" office:value="97712" calcext:value-type="float">
            <text:p>97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3665" calcext:value-type="float">
            <text:p>963665</text:p>
          </table:table-cell>
          <table:table-cell table:formula="of:=ROUND([.B214]/[.A214];0)" office:value-type="float" office:value="28343" calcext:value-type="float">
            <text:p>283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20593" calcext:value-type="float">
            <text:p>2520593</text:p>
          </table:table-cell>
          <table:table-cell table:formula="of:=ROUND([.B215]/[.A215];0)" office:value-type="float" office:value="25461" calcext:value-type="float">
            <text:p>254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39991" calcext:value-type="float">
            <text:p>2739991</text:p>
          </table:table-cell>
          <table:table-cell table:formula="of:=ROUND([.B216]/[.A216];0)" office:value-type="float" office:value="27677" calcext:value-type="float">
            <text:p>276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9395" calcext:value-type="float">
            <text:p>2509395</text:p>
          </table:table-cell>
          <table:table-cell table:formula="of:=ROUND([.B217]/[.A217];0)" office:value-type="float" office:value="25347" calcext:value-type="float">
            <text:p>253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80837" calcext:value-type="float">
            <text:p>8280837</text:p>
          </table:table-cell>
          <table:table-cell table:formula="of:=ROUND([.B218]/[.A218];0)" office:value-type="float" office:value="79623" calcext:value-type="float">
            <text:p>796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129436" calcext:value-type="float">
            <text:p>4129436</text:p>
          </table:table-cell>
          <table:table-cell table:formula="of:=ROUND([.B219]/[.A219];0)" office:value-type="float" office:value="44885" calcext:value-type="float">
            <text:p>448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737680" calcext:value-type="float">
            <text:p>5737680</text:p>
          </table:table-cell>
          <table:table-cell table:formula="of:=ROUND([.B220]/[.A220];0)" office:value-type="float" office:value="53623" calcext:value-type="float">
            <text:p>5362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952653" calcext:value-type="float">
            <text:p>8952653</text:p>
          </table:table-cell>
          <table:table-cell table:formula="of:=ROUND([.B221]/[.A221];0)" office:value-type="float" office:value="32204" calcext:value-type="float">
            <text:p>322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72929" calcext:value-type="float">
            <text:p>1172929</text:p>
          </table:table-cell>
          <table:table-cell table:formula="of:=ROUND([.B222]/[.A222];0)" office:value-type="float" office:value="45113" calcext:value-type="float">
            <text:p>451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22734" calcext:value-type="float">
            <text:p>1622734</text:p>
          </table:table-cell>
          <table:table-cell table:formula="of:=ROUND([.B223]/[.A223];0)" office:value-type="float" office:value="47727" calcext:value-type="float">
            <text:p>477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80764" calcext:value-type="float">
            <text:p>9280764</text:p>
          </table:table-cell>
          <table:table-cell table:formula="of:=ROUND([.B224]/[.A224];0)" office:value-type="float" office:value="64900" calcext:value-type="float">
            <text:p>649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7904" calcext:value-type="float">
            <text:p>1027904</text:p>
          </table:table-cell>
          <table:table-cell table:formula="of:=ROUND([.B225]/[.A225];0)" office:value-type="float" office:value="68527" calcext:value-type="float">
            <text:p>685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83570" calcext:value-type="float">
            <text:p>1083570</text:p>
          </table:table-cell>
          <table:table-cell table:formula="of:=ROUND([.B226]/[.A226];0)" office:value-type="float" office:value="24079" calcext:value-type="float">
            <text:p>24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26580" calcext:value-type="float">
            <text:p>1326580</text:p>
          </table:table-cell>
          <table:table-cell table:formula="of:=ROUND([.B227]/[.A227];0)" office:value-type="float" office:value="26532" calcext:value-type="float">
            <text:p>265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14853" calcext:value-type="float">
            <text:p>1214853</text:p>
          </table:table-cell>
          <table:table-cell table:formula="of:=ROUND([.B228]/[.A228];0)" office:value-type="float" office:value="24297" calcext:value-type="float">
            <text:p>242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81241" calcext:value-type="float">
            <text:p>1181241</text:p>
          </table:table-cell>
          <table:table-cell table:formula="of:=ROUND([.B229]/[.A229];0)" office:value-type="float" office:value="24609" calcext:value-type="float">
            <text:p>246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91088" calcext:value-type="float">
            <text:p>3391088</text:p>
          </table:table-cell>
          <table:table-cell table:formula="of:=ROUND([.B230]/[.A230];0)" office:value-type="float" office:value="26493" calcext:value-type="float">
            <text:p>264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71090" calcext:value-type="float">
            <text:p>2771090</text:p>
          </table:table-cell>
          <table:table-cell table:formula="of:=ROUND([.B231]/[.A231];0)" office:value-type="float" office:value="36948" calcext:value-type="float">
            <text:p>369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077961" calcext:value-type="float">
            <text:p>8077961</text:p>
          </table:table-cell>
          <table:table-cell table:formula="of:=ROUND([.B232]/[.A232];0)" office:value-type="float" office:value="39793" calcext:value-type="float">
            <text:p>3979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270797" calcext:value-type="float">
            <text:p>9270797</text:p>
          </table:table-cell>
          <table:table-cell table:formula="of:=ROUND([.B233]/[.A233];0)" office:value-type="float" office:value="35250" calcext:value-type="float">
            <text:p>3525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608585" calcext:value-type="float">
            <text:p>13608585</text:p>
          </table:table-cell>
          <table:table-cell table:formula="of:=ROUND([.B234]/[.A234];0)" office:value-type="float" office:value="46765" calcext:value-type="float">
            <text:p>4676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98366" calcext:value-type="float">
            <text:p>2298366</text:p>
          </table:table-cell>
          <table:table-cell table:formula="of:=ROUND([.B235]/[.A235];0)" office:value-type="float" office:value="18387" calcext:value-type="float">
            <text:p>183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331722" calcext:value-type="float">
            <text:p>7331722</text:p>
          </table:table-cell>
          <table:table-cell table:formula="of:=ROUND([.B236]/[.A236];0)" office:value-type="float" office:value="33026" calcext:value-type="float">
            <text:p>330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06812" calcext:value-type="float">
            <text:p>3206812</text:p>
          </table:table-cell>
          <table:table-cell table:formula="of:=ROUND([.B237]/[.A237];0)" office:value-type="float" office:value="84390" calcext:value-type="float">
            <text:p>84390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197502061" calcext:value-type="float">
            <text:p>197502061</text:p>
          </table:table-cell>
          <table:table-cell table:formula="of:=ROUND([.B238]/[.A238];0)" office:value-type="float" office:value="51008" calcext:value-type="float">
            <text:p>51008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287474345" calcext:value-type="float">
            <text:p>287474345</text:p>
          </table:table-cell>
          <table:table-cell table:formula="of:=ROUND([.B239]/[.A239];0)" office:value-type="float" office:value="81093" calcext:value-type="float">
            <text:p>810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6238" calcext:value-type="float">
            <text:p>1336238</text:p>
          </table:table-cell>
          <table:table-cell table:formula="of:=ROUND([.B240]/[.A240];0)" office:value-type="float" office:value="66812" calcext:value-type="float">
            <text:p>668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99291" calcext:value-type="float">
            <text:p>2999291</text:p>
          </table:table-cell>
          <table:table-cell table:formula="of:=ROUND([.B241]/[.A241];0)" office:value-type="float" office:value="46864" calcext:value-type="float">
            <text:p>468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92730" calcext:value-type="float">
            <text:p>4092730</text:p>
          </table:table-cell>
          <table:table-cell table:formula="of:=ROUND([.B242]/[.A242];0)" office:value-type="float" office:value="50528" calcext:value-type="float">
            <text:p>505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974497" calcext:value-type="float">
            <text:p>4974497</text:p>
          </table:table-cell>
          <table:table-cell table:formula="of:=ROUND([.B243]/[.A243];0)" office:value-type="float" office:value="48770" calcext:value-type="float">
            <text:p>487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59369" calcext:value-type="float">
            <text:p>2959369</text:p>
          </table:table-cell>
          <table:table-cell table:formula="of:=ROUND([.B244]/[.A244];0)" office:value-type="float" office:value="22419" calcext:value-type="float">
            <text:p>224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266896" calcext:value-type="float">
            <text:p>9266896</text:p>
          </table:table-cell>
          <table:table-cell table:formula="of:=ROUND([.B245]/[.A245];0)" office:value-type="float" office:value="69156" calcext:value-type="float">
            <text:p>691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840412" calcext:value-type="float">
            <text:p>7840412</text:p>
          </table:table-cell>
          <table:table-cell table:formula="of:=ROUND([.B246]/[.A246];0)" office:value-type="float" office:value="56406" calcext:value-type="float">
            <text:p>564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25938" calcext:value-type="float">
            <text:p>3225938</text:p>
          </table:table-cell>
          <table:table-cell table:formula="of:=ROUND([.B247]/[.A247];0)" office:value-type="float" office:value="23208" calcext:value-type="float">
            <text:p>232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22119" calcext:value-type="float">
            <text:p>1922119</text:p>
          </table:table-cell>
          <table:table-cell table:formula="of:=ROUND([.B248]/[.A248];0)" office:value-type="float" office:value="38442" calcext:value-type="float">
            <text:p>384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61960" calcext:value-type="float">
            <text:p>2961960</text:p>
          </table:table-cell>
          <table:table-cell table:formula="of:=ROUND([.B249]/[.A249];0)" office:value-type="float" office:value="59239" calcext:value-type="float">
            <text:p>592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60026" calcext:value-type="float">
            <text:p>1360026</text:p>
          </table:table-cell>
          <table:table-cell table:formula="of:=ROUND([.B250]/[.A250];0)" office:value-type="float" office:value="61819" calcext:value-type="float">
            <text:p>618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97520" calcext:value-type="float">
            <text:p>1197520</text:p>
          </table:table-cell>
          <table:table-cell table:formula="of:=ROUND([.B251]/[.A251];0)" office:value-type="float" office:value="54433" calcext:value-type="float">
            <text:p>544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49934" calcext:value-type="float">
            <text:p>1349934</text:p>
          </table:table-cell>
          <table:table-cell table:formula="of:=ROUND([.B252]/[.A252];0)" office:value-type="float" office:value="48212" calcext:value-type="float">
            <text:p>48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8225" calcext:value-type="float">
            <text:p>1258225</text:p>
          </table:table-cell>
          <table:table-cell table:formula="of:=ROUND([.B253]/[.A253];0)" office:value-type="float" office:value="104852" calcext:value-type="float">
            <text:p>104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7938" calcext:value-type="float">
            <text:p>967938</text:p>
          </table:table-cell>
          <table:table-cell table:formula="of:=ROUND([.B254]/[.A254];0)" office:value-type="float" office:value="120992" calcext:value-type="float">
            <text:p>120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3014" calcext:value-type="float">
            <text:p>1043014</text:p>
          </table:table-cell>
          <table:table-cell table:formula="of:=ROUND([.B255]/[.A255];0)" office:value-type="float" office:value="94819" calcext:value-type="float">
            <text:p>948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7165" calcext:value-type="float">
            <text:p>597165</text:p>
          </table:table-cell>
          <table:table-cell table:formula="of:=ROUND([.B256]/[.A256];0)" office:value-type="float" office:value="74646" calcext:value-type="float">
            <text:p>746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5069" calcext:value-type="float">
            <text:p>495069</text:p>
          </table:table-cell>
          <table:table-cell table:formula="of:=ROUND([.B257]/[.A257];0)" office:value-type="float" office:value="70724" calcext:value-type="float">
            <text:p>70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8739" calcext:value-type="float">
            <text:p>288739</text:p>
          </table:table-cell>
          <table:table-cell table:formula="of:=ROUND([.B258]/[.A258];0)" office:value-type="float" office:value="72185" calcext:value-type="float">
            <text:p>72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3714" calcext:value-type="float">
            <text:p>313714</text:p>
          </table:table-cell>
          <table:table-cell table:formula="of:=ROUND([.B259]/[.A259];0)" office:value-type="float" office:value="78429" calcext:value-type="float">
            <text:p>7842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124404" calcext:value-type="float">
            <text:p>5124404</text:p>
          </table:table-cell>
          <table:table-cell table:formula="of:=ROUND([.B260]/[.A260];0)" office:value-type="float" office:value="22979" calcext:value-type="float">
            <text:p>229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29627" calcext:value-type="float">
            <text:p>3829627</text:p>
          </table:table-cell>
          <table:table-cell table:formula="of:=ROUND([.B261]/[.A261];0)" office:value-type="float" office:value="20813" calcext:value-type="float">
            <text:p>208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119549" calcext:value-type="float">
            <text:p>5119549</text:p>
          </table:table-cell>
          <table:table-cell table:formula="of:=ROUND([.B262]/[.A262];0)" office:value-type="float" office:value="25726" calcext:value-type="float">
            <text:p>257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0903" calcext:value-type="float">
            <text:p>490903</text:p>
          </table:table-cell>
          <table:table-cell table:formula="of:=ROUND([.B263]/[.A263];0)" office:value-type="float" office:value="28877" calcext:value-type="float">
            <text:p>288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8247" calcext:value-type="float">
            <text:p>658247</text:p>
          </table:table-cell>
          <table:table-cell table:formula="of:=ROUND([.B264]/[.A264];0)" office:value-type="float" office:value="73139" calcext:value-type="float">
            <text:p>731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5252" calcext:value-type="float">
            <text:p>695252</text:p>
          </table:table-cell>
          <table:table-cell table:formula="of:=ROUND([.B265]/[.A265];0)" office:value-type="float" office:value="46350" calcext:value-type="float">
            <text:p>463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0385" calcext:value-type="float">
            <text:p>780385</text:p>
          </table:table-cell>
          <table:table-cell table:formula="of:=ROUND([.B266]/[.A266];0)" office:value-type="float" office:value="52026" calcext:value-type="float">
            <text:p>520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2329" calcext:value-type="float">
            <text:p>1302329</text:p>
          </table:table-cell>
          <table:table-cell table:formula="of:=ROUND([.B267]/[.A267];0)" office:value-type="float" office:value="26047" calcext:value-type="float">
            <text:p>260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50206" calcext:value-type="float">
            <text:p>1550206</text:p>
          </table:table-cell>
          <table:table-cell table:formula="of:=ROUND([.B268]/[.A268];0)" office:value-type="float" office:value="28708" calcext:value-type="float">
            <text:p>287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04573" calcext:value-type="float">
            <text:p>1504573</text:p>
          </table:table-cell>
          <table:table-cell table:formula="of:=ROUND([.B269]/[.A269];0)" office:value-type="float" office:value="27862" calcext:value-type="float">
            <text:p>278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03968" calcext:value-type="float">
            <text:p>1503968</text:p>
          </table:table-cell>
          <table:table-cell table:formula="of:=ROUND([.B270]/[.A270];0)" office:value-type="float" office:value="27851" calcext:value-type="float">
            <text:p>278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4070" calcext:value-type="float">
            <text:p>444070</text:p>
          </table:table-cell>
          <table:table-cell table:formula="of:=ROUND([.B271]/[.A271];0)" office:value-type="float" office:value="37006" calcext:value-type="float">
            <text:p>370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76302" calcext:value-type="float">
            <text:p>1476302</text:p>
          </table:table-cell>
          <table:table-cell table:formula="of:=ROUND([.B272]/[.A272];0)" office:value-type="float" office:value="33552" calcext:value-type="float">
            <text:p>335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25970" calcext:value-type="float">
            <text:p>1925970</text:p>
          </table:table-cell>
          <table:table-cell table:formula="of:=ROUND([.B273]/[.A273];0)" office:value-type="float" office:value="43772" calcext:value-type="float">
            <text:p>437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51215" calcext:value-type="float">
            <text:p>1651215</text:p>
          </table:table-cell>
          <table:table-cell table:formula="of:=ROUND([.B274]/[.A274];0)" office:value-type="float" office:value="36694" calcext:value-type="float">
            <text:p>366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22514" calcext:value-type="float">
            <text:p>1622514</text:p>
          </table:table-cell>
          <table:table-cell table:formula="of:=ROUND([.B275]/[.A275];0)" office:value-type="float" office:value="36056" calcext:value-type="float">
            <text:p>360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436335" calcext:value-type="float">
            <text:p>8436335</text:p>
          </table:table-cell>
          <table:table-cell table:formula="of:=ROUND([.B276]/[.A276];0)" office:value-type="float" office:value="68588" calcext:value-type="float">
            <text:p>685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092436" calcext:value-type="float">
            <text:p>5092436</text:p>
          </table:table-cell>
          <table:table-cell table:formula="of:=ROUND([.B277]/[.A277];0)" office:value-type="float" office:value="30133" calcext:value-type="float">
            <text:p>301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759460" calcext:value-type="float">
            <text:p>9759460</text:p>
          </table:table-cell>
          <table:table-cell table:formula="of:=ROUND([.B278]/[.A278];0)" office:value-type="float" office:value="63787" calcext:value-type="float">
            <text:p>637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83060" calcext:value-type="float">
            <text:p>5783060</text:p>
          </table:table-cell>
          <table:table-cell table:formula="of:=ROUND([.B279]/[.A279];0)" office:value-type="float" office:value="47794" calcext:value-type="float">
            <text:p>477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843387" calcext:value-type="float">
            <text:p>5843387</text:p>
          </table:table-cell>
          <table:table-cell table:formula="of:=ROUND([.B280]/[.A280];0)" office:value-type="float" office:value="45298" calcext:value-type="float">
            <text:p>4529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984958" calcext:value-type="float">
            <text:p>5984958</text:p>
          </table:table-cell>
          <table:table-cell table:formula="of:=ROUND([.B281]/[.A281];0)" office:value-type="float" office:value="46038" calcext:value-type="float">
            <text:p>460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968667" calcext:value-type="float">
            <text:p>5968667</text:p>
          </table:table-cell>
          <table:table-cell table:formula="of:=ROUND([.B282]/[.A282];0)" office:value-type="float" office:value="45562" calcext:value-type="float">
            <text:p>455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551267" calcext:value-type="float">
            <text:p>10551267</text:p>
          </table:table-cell>
          <table:table-cell table:formula="of:=ROUND([.B283]/[.A283];0)" office:value-type="float" office:value="80544" calcext:value-type="float">
            <text:p>805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063576" calcext:value-type="float">
            <text:p>6063576</text:p>
          </table:table-cell>
          <table:table-cell table:formula="of:=ROUND([.B284]/[.A284];0)" office:value-type="float" office:value="46287" calcext:value-type="float">
            <text:p>462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70947" calcext:value-type="float">
            <text:p>9970947</text:p>
          </table:table-cell>
          <table:table-cell table:formula="of:=ROUND([.B285]/[.A285];0)" office:value-type="float" office:value="77898" calcext:value-type="float">
            <text:p>778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261048" calcext:value-type="float">
            <text:p>5261048</text:p>
          </table:table-cell>
          <table:table-cell table:formula="of:=ROUND([.B286]/[.A286];0)" office:value-type="float" office:value="40783" calcext:value-type="float">
            <text:p>407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327952" calcext:value-type="float">
            <text:p>5327952</text:p>
          </table:table-cell>
          <table:table-cell table:formula="of:=ROUND([.B287]/[.A287];0)" office:value-type="float" office:value="42285" calcext:value-type="float">
            <text:p>422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9719" calcext:value-type="float">
            <text:p>599719</text:p>
          </table:table-cell>
          <table:table-cell table:formula="of:=ROUND([.B288]/[.A288];0)" office:value-type="float" office:value="99953" calcext:value-type="float">
            <text:p>999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6825" calcext:value-type="float">
            <text:p>746825</text:p>
          </table:table-cell>
          <table:table-cell table:formula="of:=ROUND([.B289]/[.A289];0)" office:value-type="float" office:value="124471" calcext:value-type="float">
            <text:p>1244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89146" calcext:value-type="float">
            <text:p>2589146</text:p>
          </table:table-cell>
          <table:table-cell table:formula="of:=ROUND([.B290]/[.A290];0)" office:value-type="float" office:value="25384" calcext:value-type="float">
            <text:p>25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1501" calcext:value-type="float">
            <text:p>761501</text:p>
          </table:table-cell>
          <table:table-cell table:formula="of:=ROUND([.B291]/[.A291];0)" office:value-type="float" office:value="47594" calcext:value-type="float">
            <text:p>475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9242" calcext:value-type="float">
            <text:p>1809242</text:p>
          </table:table-cell>
          <table:table-cell table:formula="of:=ROUND([.B292]/[.A292];0)" office:value-type="float" office:value="30665" calcext:value-type="float">
            <text:p>306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23731" calcext:value-type="float">
            <text:p>1723731</text:p>
          </table:table-cell>
          <table:table-cell table:formula="of:=ROUND([.B293]/[.A293];0)" office:value-type="float" office:value="24278" calcext:value-type="float">
            <text:p>242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39162" calcext:value-type="float">
            <text:p>1739162</text:p>
          </table:table-cell>
          <table:table-cell table:formula="of:=ROUND([.B294]/[.A294];0)" office:value-type="float" office:value="26756" calcext:value-type="float">
            <text:p>267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76163" calcext:value-type="float">
            <text:p>1776163</text:p>
          </table:table-cell>
          <table:table-cell table:formula="of:=ROUND([.B295]/[.A295];0)" office:value-type="float" office:value="44404" calcext:value-type="float">
            <text:p>444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177546" calcext:value-type="float">
            <text:p>5177546</text:p>
          </table:table-cell>
          <table:table-cell table:formula="of:=ROUND([.B296]/[.A296];0)" office:value-type="float" office:value="25256" calcext:value-type="float">
            <text:p>252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81335" calcext:value-type="float">
            <text:p>1781335</text:p>
          </table:table-cell>
          <table:table-cell table:formula="of:=ROUND([.B297]/[.A297];0)" office:value-type="float" office:value="34256" calcext:value-type="float">
            <text:p>34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6591" calcext:value-type="float">
            <text:p>936591</text:p>
          </table:table-cell>
          <table:table-cell table:formula="of:=ROUND([.B298]/[.A298];0)" office:value-type="float" office:value="39025" calcext:value-type="float">
            <text:p>390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32358" calcext:value-type="float">
            <text:p>1632358</text:p>
          </table:table-cell>
          <table:table-cell table:formula="of:=ROUND([.B299]/[.A299];0)" office:value-type="float" office:value="18341" calcext:value-type="float">
            <text:p>1834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3919400" calcext:value-type="float">
            <text:p>13919400</text:p>
          </table:table-cell>
          <table:table-cell table:formula="of:=ROUND([.B300]/[.A300];0)" office:value-type="float" office:value="19042" calcext:value-type="float">
            <text:p>190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6157" calcext:value-type="float">
            <text:p>636157</text:p>
          </table:table-cell>
          <table:table-cell table:formula="of:=ROUND([.B301]/[.A301];0)" office:value-type="float" office:value="26507" calcext:value-type="float">
            <text:p>265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44183" calcext:value-type="float">
            <text:p>1344183</text:p>
          </table:table-cell>
          <table:table-cell table:formula="of:=ROUND([.B302]/[.A302];0)" office:value-type="float" office:value="28004" calcext:value-type="float">
            <text:p>280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912543" calcext:value-type="float">
            <text:p>30912543</text:p>
          </table:table-cell>
          <table:table-cell table:formula="of:=ROUND([.B303]/[.A303];0)" office:value-type="float" office:value="423459" calcext:value-type="float">
            <text:p>4234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89035" calcext:value-type="float">
            <text:p>3889035</text:p>
          </table:table-cell>
          <table:table-cell table:formula="of:=ROUND([.B304]/[.A304];0)" office:value-type="float" office:value="44194" calcext:value-type="float">
            <text:p>441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67268" calcext:value-type="float">
            <text:p>2767268</text:p>
          </table:table-cell>
          <table:table-cell table:formula="of:=ROUND([.B305]/[.A305];0)" office:value-type="float" office:value="52213" calcext:value-type="float">
            <text:p>522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90798" calcext:value-type="float">
            <text:p>3290798</text:p>
          </table:table-cell>
          <table:table-cell table:formula="of:=ROUND([.B306]/[.A306];0)" office:value-type="float" office:value="31642" calcext:value-type="float">
            <text:p>316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72365" calcext:value-type="float">
            <text:p>3272365</text:p>
          </table:table-cell>
          <table:table-cell table:formula="of:=ROUND([.B307]/[.A307];0)" office:value-type="float" office:value="30583" calcext:value-type="float">
            <text:p>305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7922" calcext:value-type="float">
            <text:p>537922</text:p>
          </table:table-cell>
          <table:table-cell table:formula="of:=ROUND([.B308]/[.A308];0)" office:value-type="float" office:value="14156" calcext:value-type="float">
            <text:p>1415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162604" calcext:value-type="float">
            <text:p>8162604</text:p>
          </table:table-cell>
          <table:table-cell table:formula="of:=ROUND([.B309]/[.A309];0)" office:value-type="float" office:value="20105" calcext:value-type="float">
            <text:p>201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2738" calcext:value-type="float">
            <text:p>762738</text:p>
          </table:table-cell>
          <table:table-cell table:formula="of:=ROUND([.B310]/[.A310];0)" office:value-type="float" office:value="33163" calcext:value-type="float">
            <text:p>3316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247879" calcext:value-type="float">
            <text:p>5247879</text:p>
          </table:table-cell>
          <table:table-cell table:formula="of:=ROUND([.B311]/[.A311];0)" office:value-type="float" office:value="37755" calcext:value-type="float">
            <text:p>377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4716" calcext:value-type="float">
            <text:p>1194716</text:p>
          </table:table-cell>
          <table:table-cell table:formula="of:=ROUND([.B312]/[.A312];0)" office:value-type="float" office:value="22124" calcext:value-type="float">
            <text:p>221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29974" calcext:value-type="float">
            <text:p>729974</text:p>
          </table:table-cell>
          <table:table-cell table:formula="of:=ROUND([.B313]/[.A313];0)" office:value-type="float" office:value="22812" calcext:value-type="float">
            <text:p>228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2175" calcext:value-type="float">
            <text:p>802175</text:p>
          </table:table-cell>
          <table:table-cell table:formula="of:=ROUND([.B314]/[.A314];0)" office:value-type="float" office:value="19099" calcext:value-type="float">
            <text:p>190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6562" calcext:value-type="float">
            <text:p>946562</text:p>
          </table:table-cell>
          <table:table-cell table:formula="of:=ROUND([.B315]/[.A315];0)" office:value-type="float" office:value="16043" calcext:value-type="float">
            <text:p>160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5227" calcext:value-type="float">
            <text:p>985227</text:p>
          </table:table-cell>
          <table:table-cell table:formula="of:=ROUND([.B316]/[.A316];0)" office:value-type="float" office:value="75787" calcext:value-type="float">
            <text:p>757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24424" calcext:value-type="float">
            <text:p>1224424</text:p>
          </table:table-cell>
          <table:table-cell table:formula="of:=ROUND([.B317]/[.A317];0)" office:value-type="float" office:value="53236" calcext:value-type="float">
            <text:p>532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88213" calcext:value-type="float">
            <text:p>1288213</text:p>
          </table:table-cell>
          <table:table-cell table:formula="of:=ROUND([.B318]/[.A318];0)" office:value-type="float" office:value="56009" calcext:value-type="float">
            <text:p>560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86722" calcext:value-type="float">
            <text:p>2286722</text:p>
          </table:table-cell>
          <table:table-cell table:formula="of:=ROUND([.B319]/[.A319];0)" office:value-type="float" office:value="71460" calcext:value-type="float">
            <text:p>714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14858" calcext:value-type="float">
            <text:p>1514858</text:p>
          </table:table-cell>
          <table:table-cell table:formula="of:=ROUND([.B320]/[.A320];0)" office:value-type="float" office:value="38843" calcext:value-type="float">
            <text:p>388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83458" calcext:value-type="float">
            <text:p>1683458</text:p>
          </table:table-cell>
          <table:table-cell table:formula="of:=ROUND([.B321]/[.A321];0)" office:value-type="float" office:value="40082" calcext:value-type="float">
            <text:p>400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28760" calcext:value-type="float">
            <text:p>1728760</text:p>
          </table:table-cell>
          <table:table-cell table:formula="of:=ROUND([.B322]/[.A322];0)" office:value-type="float" office:value="101692" calcext:value-type="float">
            <text:p>101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72129" calcext:value-type="float">
            <text:p>2172129</text:p>
          </table:table-cell>
          <table:table-cell table:formula="of:=ROUND([.B323]/[.A323];0)" office:value-type="float" office:value="127772" calcext:value-type="float">
            <text:p>1277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5684" calcext:value-type="float">
            <text:p>1205684</text:p>
          </table:table-cell>
          <table:table-cell table:formula="of:=ROUND([.B324]/[.A324];0)" office:value-type="float" office:value="50237" calcext:value-type="float">
            <text:p>502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08540" calcext:value-type="float">
            <text:p>1308540</text:p>
          </table:table-cell>
          <table:table-cell table:formula="of:=ROUND([.B325]/[.A325];0)" office:value-type="float" office:value="50328" calcext:value-type="float">
            <text:p>503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376939" calcext:value-type="float">
            <text:p>8376939</text:p>
          </table:table-cell>
          <table:table-cell table:formula="of:=ROUND([.B326]/[.A326];0)" office:value-type="float" office:value="43404" calcext:value-type="float">
            <text:p>434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38651" calcext:value-type="float">
            <text:p>1638651</text:p>
          </table:table-cell>
          <table:table-cell table:formula="of:=ROUND([.B327]/[.A327];0)" office:value-type="float" office:value="29794" calcext:value-type="float">
            <text:p>297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6773" calcext:value-type="float">
            <text:p>366773</text:p>
          </table:table-cell>
          <table:table-cell table:formula="of:=ROUND([.B328]/[.A328];0)" office:value-type="float" office:value="52396" calcext:value-type="float">
            <text:p>523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5799" calcext:value-type="float">
            <text:p>695799</text:p>
          </table:table-cell>
          <table:table-cell table:formula="of:=ROUND([.B329]/[.A329];0)" office:value-type="float" office:value="46387" calcext:value-type="float">
            <text:p>463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0234" calcext:value-type="float">
            <text:p>800234</text:p>
          </table:table-cell>
          <table:table-cell table:formula="of:=ROUND([.B330]/[.A330];0)" office:value-type="float" office:value="34793" calcext:value-type="float">
            <text:p>347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9765" calcext:value-type="float">
            <text:p>889765</text:p>
          </table:table-cell>
          <table:table-cell table:formula="of:=ROUND([.B331]/[.A331];0)" office:value-type="float" office:value="35591" calcext:value-type="float">
            <text:p>355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77530" calcext:value-type="float">
            <text:p>1577530</text:p>
          </table:table-cell>
          <table:table-cell table:formula="of:=ROUND([.B332]/[.A332];0)" office:value-type="float" office:value="36687" calcext:value-type="float">
            <text:p>366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1903" calcext:value-type="float">
            <text:p>821903</text:p>
          </table:table-cell>
          <table:table-cell table:formula="of:=ROUND([.B333]/[.A333];0)" office:value-type="float" office:value="32876" calcext:value-type="float">
            <text:p>328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5974" calcext:value-type="float">
            <text:p>815974</text:p>
          </table:table-cell>
          <table:table-cell table:formula="of:=ROUND([.B334]/[.A334];0)" office:value-type="float" office:value="58284" calcext:value-type="float">
            <text:p>58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1723" calcext:value-type="float">
            <text:p>621723</text:p>
          </table:table-cell>
          <table:table-cell table:formula="of:=ROUND([.B335]/[.A335];0)" office:value-type="float" office:value="44409" calcext:value-type="float">
            <text:p>444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1435" calcext:value-type="float">
            <text:p>541435</text:p>
          </table:table-cell>
          <table:table-cell table:formula="of:=ROUND([.B336]/[.A336];0)" office:value-type="float" office:value="38674" calcext:value-type="float">
            <text:p>386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2155" calcext:value-type="float">
            <text:p>1232155</text:p>
          </table:table-cell>
          <table:table-cell table:formula="of:=ROUND([.B337]/[.A337];0)" office:value-type="float" office:value="77010" calcext:value-type="float">
            <text:p>770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24596" calcext:value-type="float">
            <text:p>1724596</text:p>
          </table:table-cell>
          <table:table-cell table:formula="of:=ROUND([.B338]/[.A338];0)" office:value-type="float" office:value="19598" calcext:value-type="float">
            <text:p>195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13157" calcext:value-type="float">
            <text:p>2113157</text:p>
          </table:table-cell>
          <table:table-cell table:formula="of:=ROUND([.B339]/[.A339];0)" office:value-type="float" office:value="32018" calcext:value-type="float">
            <text:p>32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9195" calcext:value-type="float">
            <text:p>539195</text:p>
          </table:table-cell>
          <table:table-cell table:formula="of:=ROUND([.B340]/[.A340];0)" office:value-type="float" office:value="26960" calcext:value-type="float">
            <text:p>269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33603" calcext:value-type="float">
            <text:p>2633603</text:p>
          </table:table-cell>
          <table:table-cell table:formula="of:=ROUND([.B341]/[.A341];0)" office:value-type="float" office:value="29927" calcext:value-type="float">
            <text:p>299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4355" calcext:value-type="float">
            <text:p>424355</text:p>
          </table:table-cell>
          <table:table-cell table:formula="of:=ROUND([.B342]/[.A342];0)" office:value-type="float" office:value="84871" calcext:value-type="float">
            <text:p>848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1446" calcext:value-type="float">
            <text:p>611446</text:p>
          </table:table-cell>
          <table:table-cell table:formula="of:=ROUND([.B343]/[.A343];0)" office:value-type="float" office:value="122289" calcext:value-type="float">
            <text:p>1222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1736" calcext:value-type="float">
            <text:p>491736</text:p>
          </table:table-cell>
          <table:table-cell table:formula="of:=ROUND([.B344]/[.A344];0)" office:value-type="float" office:value="49174" calcext:value-type="float">
            <text:p>491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4807" calcext:value-type="float">
            <text:p>694807</text:p>
          </table:table-cell>
          <table:table-cell table:formula="of:=ROUND([.B345]/[.A345];0)" office:value-type="float" office:value="40871" calcext:value-type="float">
            <text:p>408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34431" calcext:value-type="float">
            <text:p>1534431</text:p>
          </table:table-cell>
          <table:table-cell table:formula="of:=ROUND([.B346]/[.A346];0)" office:value-type="float" office:value="46498" calcext:value-type="float">
            <text:p>4649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008322" calcext:value-type="float">
            <text:p>12008322</text:p>
          </table:table-cell>
          <table:table-cell table:formula="of:=ROUND([.B347]/[.A347];0)" office:value-type="float" office:value="33922" calcext:value-type="float">
            <text:p>339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220643" calcext:value-type="float">
            <text:p>18220643</text:p>
          </table:table-cell>
          <table:table-cell table:formula="of:=ROUND([.B348]/[.A348];0)" office:value-type="float" office:value="22776" calcext:value-type="float">
            <text:p>227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560786" calcext:value-type="float">
            <text:p>19560786</text:p>
          </table:table-cell>
          <table:table-cell table:formula="of:=ROUND([.B349]/[.A349];0)" office:value-type="float" office:value="39122" calcext:value-type="float">
            <text:p>391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8860" calcext:value-type="float">
            <text:p>638860</text:p>
          </table:table-cell>
          <table:table-cell table:formula="of:=ROUND([.B350]/[.A350];0)" office:value-type="float" office:value="58078" calcext:value-type="float">
            <text:p>580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1856" calcext:value-type="float">
            <text:p>1011856</text:p>
          </table:table-cell>
          <table:table-cell table:formula="of:=ROUND([.B351]/[.A351];0)" office:value-type="float" office:value="42161" calcext:value-type="float">
            <text:p>421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1452" calcext:value-type="float">
            <text:p>1661452</text:p>
          </table:table-cell>
          <table:table-cell table:formula="of:=ROUND([.B352]/[.A352];0)" office:value-type="float" office:value="23735" calcext:value-type="float">
            <text:p>23735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7369624" calcext:value-type="float">
            <text:p>37369624</text:p>
          </table:table-cell>
          <table:table-cell table:formula="of:=ROUND([.B353]/[.A353];0)" office:value-type="float" office:value="22539" calcext:value-type="float">
            <text:p>2253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5565376" calcext:value-type="float">
            <text:p>45565376</text:p>
          </table:table-cell>
          <table:table-cell table:formula="of:=ROUND([.B354]/[.A354];0)" office:value-type="float" office:value="43771" calcext:value-type="float">
            <text:p>437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013139" calcext:value-type="float">
            <text:p>6013139</text:p>
          </table:table-cell>
          <table:table-cell table:formula="of:=ROUND([.B355]/[.A355];0)" office:value-type="float" office:value="27968" calcext:value-type="float">
            <text:p>2796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44922" calcext:value-type="float">
            <text:p>3844922</text:p>
          </table:table-cell>
          <table:table-cell table:formula="of:=ROUND([.B356]/[.A356];0)" office:value-type="float" office:value="20236" calcext:value-type="float">
            <text:p>2023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3523" calcext:value-type="float">
            <text:p>5753523</text:p>
          </table:table-cell>
          <table:table-cell table:formula="of:=ROUND([.B357]/[.A357];0)" office:value-type="float" office:value="18500" calcext:value-type="float">
            <text:p>185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634653" calcext:value-type="float">
            <text:p>5634653</text:p>
          </table:table-cell>
          <table:table-cell table:formula="of:=ROUND([.B358]/[.A358];0)" office:value-type="float" office:value="18002" calcext:value-type="float">
            <text:p>180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37886" calcext:value-type="float">
            <text:p>6537886</text:p>
          </table:table-cell>
          <table:table-cell table:formula="of:=ROUND([.B359]/[.A359];0)" office:value-type="float" office:value="51077" calcext:value-type="float">
            <text:p>51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0404" calcext:value-type="float">
            <text:p>610404</text:p>
          </table:table-cell>
          <table:table-cell table:formula="of:=ROUND([.B360]/[.A360];0)" office:value-type="float" office:value="87201" calcext:value-type="float">
            <text:p>87201</text:p>
          </table:table-cell>
        </table:table-row>
        <table:table-row table:style-name="ro1">
          <table:table-cell table:number-columns-repeated="2"/>
          <table:table-cell table:formula="of:=AVERAGE([.C1:.C360])" office:value-type="float" office:value="49671.5027777778" calcext:value-type="float">
            <text:p>49671,50277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.00.0000</text:date>, <text:time style:data-style-name="N2" text:time-value="08:32:14.7244058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0:47:18.366844941</meta:creation-date>
    <dc:date>2017-03-21T08:32:48.671061829</dc:date>
    <meta:editing-duration>PT7H15M32S</meta:editing-duration>
    <meta:editing-cycles>4</meta:editing-cycles>
    <meta:generator>LibreOffice/5.2.2.2$Linux_X86_64 LibreOffice_project/20m0$Build-2</meta:generator>
    <meta:document-statistic meta:table-count="1" meta:cell-count="1081" meta:object-count="0"/>
  </office:meta>
</office:document-meta>
</file>